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26-03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01-04-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5</text:p>
            </table:table-cell>
            <table:table-cell office:value-type="string" table:style-name="Table2.B2">
              <text:p text:style-name="P3">Sulfat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</text:p>
            </table:table-cell>
            <table:table-cell office:value-type="string" table:style-name="Table2.B2">
              <text:p text:style-name="P3">Nitrat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Estaciones submareales RCA contiene muestreo de sedimento de fondo.</text:p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HAMs total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romo total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S-01;RCS-02;RCS-03;RCS-04;RCS-05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Las muestras se tiene que tomar con CUIDADO!!!</text:p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7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2</text:p>
            </table:table-cell>
            <table:table-cell office:value-type="string" table:style-name="Table5.B2">
              <text:p text:style-name="P7">CajasCarto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17</text:p>
            </table:table-cell>
            <table:table-cell office:value-type="string" table:style-name="Table5.B2">
              <text:p text:style-name="P7">filt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52</text:p>
            </table:table-cell>
            <table:table-cell office:value-type="string" table:style-name="Table5.B2">
              <text:p text:style-name="P7">cable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Bomba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